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************************************************************************************</text:p>
      <text:p text:style-name="P1">//Andreas Landgrebe cs111 fall semester 2012</text:p>
      <text:p text:style-name="P1">//</text:p>
      <text:p text:style-name="P1">//Lab 7 Problem 1</text:p>
      <text:p text:style-name="P1">//</text:p>
      <text:p text:style-name="P1">//prints an error if the parameter is outside the valid range of the die face values. </text:p>
      <text:p text:style-name="P1">//**************************************************************************************</text:p>
      <text:p text:style-name="P1"/>
      <text:p text:style-name="P1">public class Die </text:p>
      <text:p text:style-name="P1">{</text:p>
      <text:p text:style-name="P1"><text:s text:c="4"/>private final int Max = 6;</text:p>
      <text:p text:style-name="P1"/>
      <text:p text:style-name="P1"><text:s text:c="4"/>private int faceValue;</text:p>
      <text:p text:style-name="P1"/>
      <text:p text:style-name="P1"><text:s text:c="4"/>public Die ()</text:p>
      <text:p text:style-name="P1"><text:s text:c="4"/>{</text:p>
      <text:p text:style-name="P1"><text:tab/>faceValue =1;</text:p>
      <text:p text:style-name="P1"><text:s text:c="4"/>}</text:p>
      <text:p text:style-name="P1"><text:s text:c="4"/></text:p>
      <text:p text:style-name="P1"><text:s text:c="4"/>public int roll()</text:p>
      <text:p text:style-name="P1"><text:s text:c="4"/>{</text:p>
      <text:p text:style-name="P1"><text:tab/>faceValue = (int)(Math.random() * Max) + 1;</text:p>
      <text:p text:style-name="P1"><text:tab/>return faceValue;</text:p>
      <text:p text:style-name="P1"><text:s text:c="4"/>}</text:p>
      <text:p text:style-name="P1"><text:s text:c="4"/></text:p>
      <text:p text:style-name="P1"><text:s text:c="4"/>public void setFaceValue (int value)</text:p>
      <text:p text:style-name="P1"><text:s text:c="4"/>{</text:p>
      <text:p text:style-name="P1"><text:tab/>if (value &lt; 1 || value &gt; 6)</text:p>
      <text:p text:style-name="P1"><text:tab/>System.out.println ("Error: Value entered is incorrect");</text:p>
      <text:p text:style-name="P1"><text:tab/>else</text:p>
      <text:p text:style-name="P1"><text:tab/> <text:s text:c="3"/>faceValue = value;</text:p>
      <text:p text:style-name="P1"><text:s text:c="4"/>}</text:p>
      <text:p text:style-name="P1"><text:s text:c="4"/>public int getFaceValue()</text:p>
      <text:p text:style-name="P1"><text:s text:c="4"/>{</text:p>
      <text:p text:style-name="P1"><text:tab/>return faceValue;</text:p>
      <text:p text:style-name="P1"><text:s text:c="4"/>}</text:p>
      <text:p text:style-name="P1"/>
      <text:p text:style-name="P1"><text:s text:c="4"/>public String toString()</text:p>
      <text:p text:style-name="P1"><text:s text:c="4"/>{</text:p>
      <text:p text:style-name="P1"><text:tab/>String result = Integer.toString(faceValue);</text:p>
      <text:p text:style-name="P1"><text:tab/></text:p>
      <text:p text:style-name="P1"><text:tab/>return result;</text:p>
      <text:p text:style-name="P1"><text:s text:c="4"/>}</text:p>
      <text:p text:style-name="P1">}//***************************************************************************************************************************************<text:soft-page-break/>***********************************************************************</text:p>
      <text:p text:style-name="P1">//Andreas Landgrebe cs111 fall semester 2012</text:p>
      <text:p text:style-name="P1">//</text:p>
      <text:p text:style-name="P1">//Lab 7 Problem 2</text:p>
      <text:p text:style-name="P1">//</text:p>
      <text:p text:style-name="P1">//implement a class that is composed of two die objects to include methods to set and get the individual die values, a method to roll the dice, and a method that returns the current sum of the two die values</text:p>
      <text:p text:style-name="P1">//***************************************************************************************************************************************************************************************************************</text:p>
      <text:p text:style-name="P1"/>
      <text:p text:style-name="P1">public class PairOfDice</text:p>
      <text:p text:style-name="P1">{</text:p>
      <text:p text:style-name="P1"><text:s text:c="4"/>private final int Max = 6;</text:p>
      <text:p text:style-name="P1"><text:s text:c="4"/></text:p>
      <text:p text:style-name="P1"><text:s text:c="4"/>private Die die1;</text:p>
      <text:p text:style-name="P1"><text:s text:c="4"/>private Die die2;</text:p>
      <text:p text:style-name="P1"><text:s text:c="4"/>private int faceValue1;</text:p>
      <text:p text:style-name="P1"><text:s text:c="4"/>private int faceValue2;</text:p>
      <text:p text:style-name="P1"><text:s text:c="4"/>public PairOfDice()</text:p>
      <text:p text:style-name="P1"><text:s text:c="4"/>{</text:p>
      <text:p text:style-name="P1"><text:tab/>die1 = new Die();</text:p>
      <text:p text:style-name="P1"><text:tab/>die2 = new Die();</text:p>
      <text:p text:style-name="P1"/>
      <text:p text:style-name="P1"><text:s text:c="4"/>}</text:p>
      <text:p text:style-name="P1"><text:s text:c="4"/>public int roll()</text:p>
      <text:p text:style-name="P1"><text:s text:c="4"/>{</text:p>
      <text:p text:style-name="P1"><text:tab/>return die1.roll()+die2.roll();</text:p>
      <text:p text:style-name="P1"><text:s text:c="4"/>}</text:p>
      <text:p text:style-name="P1"><text:tab/></text:p>
      <text:p text:style-name="P1"><text:s text:c="4"/>public void setFaceValue1(int value)</text:p>
      <text:p text:style-name="P1"><text:s text:c="4"/>{</text:p>
      <text:p text:style-name="P1"><text:tab/>die1.setFaceValue(value);</text:p>
      <text:p text:style-name="P1"><text:s text:c="4"/>}</text:p>
      <text:p text:style-name="P1"><text:s text:c="4"/>public void setFaceValue(int value)</text:p>
      <text:p text:style-name="P1"><text:s text:c="4"/>{</text:p>
      <text:p text:style-name="P1"><text:tab/>die2.setFaceValue(value);</text:p>
      <text:p text:style-name="P1"><text:s text:c="4"/>}</text:p>
      <text:p text:style-name="P1"><text:s text:c="4"/>public int getFaceValue1()</text:p>
      <text:p text:style-name="P1"><text:s text:c="4"/>{</text:p>
      <text:p text:style-name="P1"><text:tab/>return die1.getFaceValue();</text:p>
      <text:p text:style-name="P1"><text:s text:c="4"/>}</text:p>
      <text:p text:style-name="P1"><text:s text:c="4"/>public int getFaceValue2()</text:p>
      <text:p text:style-name="P1"><text:s text:c="4"/>{</text:p>
      <text:p text:style-name="P1"><text:soft-page-break/><text:tab/>return die2.getFaceValue();</text:p>
      <text:p text:style-name="P1"><text:s text:c="4"/>}</text:p>
      <text:p text:style-name="P1"><text:s text:c="4"/>public String toString()</text:p>
      <text:p text:style-name="P1"><text:s text:c="4"/>{</text:p>
      <text:p text:style-name="P1"><text:tab/>return faceValue1 + "" + faceValue2;</text:p>
      <text:p text:style-name="P1"><text:s text:c="4"/>}</text:p>
      <text:p text:style-name="P1"><text:s text:c="4"/>public int getTotalfaceValue()</text:p>
      <text:p text:style-name="P1"><text:s text:c="4"/>{</text:p>
      <text:p text:style-name="P1"><text:tab/>return die1.getFaceValue() + die2.getFaceValue();</text:p>
      <text:p text:style-name="P1"><text:s text:c="4"/>}</text:p>
      <text:p text:style-name="P1">}//*************************************************************************************************************************************</text:p>
      <text:p text:style-name="P1">//Andreas Landgrebeb cs111 fall semester 2012</text:p>
      <text:p text:style-name="P1">//</text:p>
      <text:p text:style-name="P1">//Lab 7 Problem 3</text:p>
      <text:p text:style-name="P1">//</text:p>
      <text:p text:style-name="P1">//design and implement an application that rolls a apir of dice 10,000 times, counting the number of box cars, two sixes) that occur.</text:p>
      <text:p text:style-name="P1">//*************************************************************************************************************************************</text:p>
      <text:p text:style-name="P1"/>
      <text:p text:style-name="P1">public class Roller</text:p>
      <text:p text:style-name="P1">{</text:p>
      <text:p text:style-name="P1"><text:s text:c="4"/>public static void main(String[] args)</text:p>
      <text:p text:style-name="P1"><text:s text:c="4"/>{</text:p>
      <text:p text:style-name="P1"><text:tab/>PairOfDice pod = new PairOfDice();</text:p>
      <text:p text:style-name="P1"><text:tab/>int count = 0;</text:p>
      <text:p text:style-name="P1"><text:tab/>int boxCars = 0;</text:p>
      <text:p text:style-name="P1"><text:tab/>while (count &lt; 10000)</text:p>
      <text:p text:style-name="P1"><text:tab/> <text:s text:c="3"/>{</text:p>
      <text:p text:style-name="P1"><text:tab/><text:tab/>if(pod.roll()==12)</text:p>
      <text:p text:style-name="P1"><text:tab/><text:tab/> <text:s text:c="3"/>boxCars = boxCars + 1;</text:p>
      <text:p text:style-name="P1"><text:tab/><text:tab/>count = count + 1;</text:p>
      <text:p text:style-name="P1"><text:tab/> <text:s text:c="3"/>}</text:p>
      <text:p text:style-name="P1"><text:tab/>System.out.println("The number of boxCars is " + boxCars);</text:p>
      <text:p text:style-name="P1"><text:s text:c="4"/>}</text:p>
      <text:p text:style-name="P1">}//*************************************************************************************************************************************</text:p>
      <text:p text:style-name="P1">//Andreas Landgrebeb cs111 fall semester 2012</text:p>
      <text:p text:style-name="P1">//</text:p>
      <text:p text:style-name="P1">//Lab 7 Problem 4</text:p>
      <text:p text:style-name="P1">//</text:p>
      <text:p text:style-name="P1">//design and implement an application that rolls a apir of dice 10,000 times, counting the number of box cars, two sixes) that occur.</text:p>
      <text:p text:style-name="P1">//*************************************************************************************************************************************</text:p>
      <text:p text:style-name="P1"/>
      <text:p text:style-name="P1">public class Roller1</text:p>
      <text:p text:style-name="P1"><text:soft-page-break/>{</text:p>
      <text:p text:style-name="P1"><text:s text:c="4"/>public static void main(String[] args)</text:p>
      <text:p text:style-name="P1"><text:s text:c="4"/>{</text:p>
      <text:p text:style-name="P1"><text:tab/>PairOfDice pod = new PairOfDice();</text:p>
      <text:p text:style-name="P1"><text:tab/>int count = 0;</text:p>
      <text:p text:style-name="P1"><text:tab/>int boxCars = 0;</text:p>
      <text:p text:style-name="P1"><text:tab/>int count1 = 0;</text:p>
      <text:p text:style-name="P1"><text:tab/>while (count1 &lt; 100)</text:p>
      <text:p text:style-name="P1"><text:tab/> <text:s text:c="3"/>{</text:p>
      <text:p text:style-name="P1"><text:tab/><text:tab/></text:p>
      <text:p text:style-name="P1"><text:tab/>while (count &lt; 10000)</text:p>
      <text:p text:style-name="P1"><text:tab/> <text:s text:c="3"/>{</text:p>
      <text:p text:style-name="P1"><text:tab/><text:tab/>if(pod.roll()==12)</text:p>
      <text:p text:style-name="P1"><text:tab/><text:tab/> <text:s text:c="3"/>boxCars = boxCars + 1;</text:p>
      <text:p text:style-name="P1"><text:tab/><text:tab/>count = count + 1;</text:p>
      <text:p text:style-name="P1"><text:tab/> <text:s text:c="3"/>}</text:p>
      <text:p text:style-name="P1"><text:tab/>count1 = count1 + 1;</text:p>
      <text:p text:style-name="P1"><text:tab/> <text:s text:c="3"/>}</text:p>
      <text:p text:style-name="P1"><text:tab/>System.out.println("The number of boxCars is " + boxCars);</text:p>
      <text:p text:style-name="P1"><text:s text:c="4"/>}</text:p>
      <text:p text:style-name="P1">}Script started on Wed 17 Oct 2012 05:04:50 PM EDT<text:line-break/>#]0;landgrebea@aldenv168: ~/cs111/lab7#landgrebea@aldenv168:~/cs111/lab7$ java ROller##[K##[K##[K##[K##[Koller1##[K</text:p>
      <text:p text:style-name="P1">The number of boxCars is 294</text:p>
      <text:p text:style-name="P1">#]0;landgrebea@aldenv168: ~/cs111/lab7#landgrebea@aldenv168:~/cs111/lab7$ java ROller##[K##[K##[K##[K##[Koller1</text:p>
      <text:p text:style-name="P1">The number of boxCars is 288</text:p>
      <text:p text:style-name="P1">#]0;landgrebea@aldenv168: ~/cs111/lab7#landgrebea@aldenv168:~/cs111/lab7$ exit</text:p>
      <text:p text:style-name="P1">exit</text:p>
      <text:p text:style-name="P1"><text:line-break/>Script done on Wed 17 Oct 2012 05:05:28 PM ED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0-17T17:05:46</meta:creation-date>
    <meta:printed-by>Andreas Landgrebe</meta:printed-by>
    <meta:print-date>2012-10-17T17:08:34</meta:print-date>
    <dc:date>2012-10-17T17:09:50</dc:date>
    <dc:creator>Andreas Landgrebe</dc:creator>
    <meta:editing-duration>P0D</meta:editing-duration>
    <meta:editing-cycles>1</meta:editing-cycles>
    <meta:document-statistic meta:table-count="0" meta:image-count="0" meta:object-count="0" meta:page-count="4" meta:paragraph-count="145" meta:word-count="481" meta:character-count="4372" meta:non-whitespace-character-count="3716"/>
    <meta:generator>LibreOffice/3.5$Linux_X86_64 LibreOffice_project/350m1$Build-2</meta:generator>
  </office:meta>
</office:document-meta>
</file>